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Contents_20_1">
      <style:paragraph-properties>
        <style:tab-stops>
          <style:tab-stop style:position="14cm" style:type="right" style:leader-style="dotted" style:leader-text="."/>
        </style:tab-stops>
      </style:paragraph-properties>
    </style:style>
    <style:style style:name="P5" style:family="paragraph" style:parent-style-name="Contents_20_2">
      <style:paragraph-properties>
        <style:tab-stops>
          <style:tab-stop style:position="13.501cm" style:type="right" style:leader-style="dotted" style:leader-text="."/>
        </style:tab-stops>
      </style:paragraph-properties>
    </style:style>
    <style:style style:name="P6" style:family="paragraph" style:parent-style-name="Contents_20_3">
      <style:paragraph-properties>
        <style:tab-stops>
          <style:tab-stop style:position="13.002cm" style:type="right" style:leader-style="dotted" style:leader-text="."/>
        </style:tab-stops>
      </style:paragraph-properties>
    </style:style>
    <style:style style:name="P7" style:family="paragraph" style:parent-style-name="Text_20_body">
      <style:paragraph-properties fo:text-align="center" style:justify-single-word="false"/>
      <style:text-properties officeooo:paragraph-rsid="00067f4c"/>
    </style:style>
    <style:style style:name="P8" style:family="paragraph" style:parent-style-name="Text_20_body">
      <style:text-properties officeooo:rsid="000a0f31" officeooo:paragraph-rsid="000a0f31"/>
    </style:style>
    <style:style style:name="P9" style:family="paragraph" style:parent-style-name="Text_20_body">
      <style:paragraph-properties fo:text-align="start" style:justify-single-word="false"/>
      <style:text-properties officeooo:rsid="00067f4c" officeooo:paragraph-rsid="00067f4c"/>
    </style:style>
    <style:style style:name="P10" style:family="paragraph" style:parent-style-name="Text_20_body">
      <style:paragraph-properties fo:text-align="justify" style:justify-single-word="false"/>
      <style:text-properties officeooo:paragraph-rsid="001911e3"/>
    </style:style>
    <style:style style:name="P11" style:family="paragraph" style:parent-style-name="Text_20_body">
      <style:text-properties officeooo:rsid="00098d3f" officeooo:paragraph-rsid="00098d3f"/>
    </style:style>
    <style:style style:name="P12"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911e3" style:font-weight-asian="bold" style:font-weight-complex="bold"/>
    </style:style>
    <style:style style:name="P13" style:family="paragraph" style:parent-style-name="Standard">
      <style:paragraph-properties fo:margin-top="0cm" fo:margin-bottom="0cm" loext:contextual-spacing="false" fo:line-height="100%" fo:text-align="justify" style:justify-single-word="false"/>
      <style:text-properties officeooo:paragraph-rsid="001911e3"/>
    </style:style>
    <style:style style:name="P14" style:family="paragraph" style:parent-style-name="Standard">
      <style:paragraph-properties fo:margin-left="9.208cm" fo:margin-right="0cm" fo:text-align="start" style:justify-single-word="false" fo:text-indent="0cm" style:auto-text-indent="false"/>
      <style:text-properties fo:font-weight="bold" officeooo:paragraph-rsid="00171a99" style:font-name-asian="Times New Roman1" style:font-weight-asian="bold" style:font-size-complex="12pt"/>
    </style:style>
    <style:style style:name="P15" style:family="paragraph" style:parent-style-name="Standard">
      <style:paragraph-properties fo:margin-left="9.208cm" fo:margin-right="0cm" fo:text-indent="0cm" style:auto-text-indent="false"/>
      <style:text-properties officeooo:paragraph-rsid="00171a99" style:font-name-asian="Times New Roman1" style:font-size-complex="12pt"/>
    </style:style>
    <style:style style:name="P16"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171a99" style:font-name-asian="Times New Roman1" style:font-weight-asian="bold" style:font-size-complex="12pt"/>
    </style:style>
    <style:style style:name="P17" style:family="paragraph" style:parent-style-name="Standard">
      <style:paragraph-properties fo:margin-left="9.208cm" fo:margin-right="0cm" fo:margin-top="0cm" fo:margin-bottom="0cm" loext:contextual-spacing="false" fo:text-indent="0cm" style:auto-text-indent="false"/>
      <style:text-properties officeooo:paragraph-rsid="00171a99" style:font-name-asian="Times New Roman1" style:font-size-complex="12pt"/>
    </style:style>
    <style:style style:name="P18" style:family="paragraph" style:parent-style-name="Standard">
      <style:paragraph-properties fo:margin-left="0cm" fo:margin-right="0cm" fo:margin-top="0cm" fo:margin-bottom="0.176cm" loext:contextual-spacing="false" fo:text-align="justify" style:justify-single-word="false" fo:text-indent="1.27cm" style:auto-text-indent="false"/>
      <style:text-properties officeooo:paragraph-rsid="00171a99"/>
    </style:style>
    <style:style style:name="P19" style:family="paragraph" style:parent-style-name="Standard">
      <style:paragraph-properties fo:margin-left="0cm" fo:margin-right="0.023cm" fo:text-align="justify" style:justify-single-word="false" fo:text-indent="1.27cm" style:auto-text-indent="false"/>
      <style:text-properties officeooo:paragraph-rsid="00171a99" style:font-name-asian="Times New Roman1" style:font-size-complex="12pt"/>
    </style:style>
    <style:style style:name="P20" style:family="paragraph" style:parent-style-name="Standard">
      <style:paragraph-properties fo:margin-left="0cm" fo:margin-right="0.023cm" fo:text-align="justify" style:justify-single-word="false" fo:text-indent="1.27cm" style:auto-text-indent="false"/>
      <style:text-properties officeooo:paragraph-rsid="00171a99"/>
    </style:style>
    <style:style style:name="P21"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171a99" style:font-name-asian="Times New Roman1" style:font-weight-asian="bold" style:font-size-complex="12pt"/>
    </style:style>
    <style:style style:name="P22" style:family="paragraph" style:parent-style-name="Text_20_body">
      <style:paragraph-properties fo:margin-left="0.6cm" fo:margin-right="0cm" fo:text-align="justify" style:justify-single-word="false" fo:text-indent="0cm" style:auto-text-indent="false"/>
      <style:text-properties fo:font-weight="normal" officeooo:paragraph-rsid="001911e3" style:font-name-asian="Times New Roman1" style:font-weight-asian="normal" style:font-size-complex="12pt" style:font-weight-complex="normal"/>
    </style:style>
    <style:style style:name="P23" style:family="paragraph" style:parent-style-name="Text_20_body">
      <style:paragraph-properties fo:margin-left="0cm" fo:margin-right="0cm" fo:line-height="100%" fo:text-align="start" style:justify-single-word="false" fo:text-indent="0cm" style:auto-text-indent="false"/>
      <style:text-properties officeooo:rsid="00067f4c" officeooo:paragraph-rsid="00067f4c"/>
    </style:style>
    <style:style style:name="P24" style:family="paragraph" style:parent-style-name="Standard">
      <style:paragraph-properties fo:margin-left="0cm" fo:margin-right="0.023cm" fo:text-align="justify" style:justify-single-word="false" fo:text-indent="0cm" style:auto-text-indent="false"/>
      <style:text-properties officeooo:paragraph-rsid="00171a99"/>
    </style:style>
    <style:style style:name="P25" style:family="paragraph" style:parent-style-name="Standard">
      <style:paragraph-properties fo:margin-left="0cm" fo:margin-right="0.023cm" fo:text-align="justify" style:justify-single-word="false" fo:text-indent="0cm" style:auto-text-indent="false"/>
      <style:text-properties officeooo:paragraph-rsid="00171a99" style:font-name-asian="Times New Roman1" style:font-size-complex="12pt"/>
    </style:style>
    <style:style style:name="P26" style:family="paragraph" style:parent-style-name="ANAK_20_PASAL" style:list-style-name="ANAK_20_PASAL">
      <style:text-properties officeooo:rsid="000c91e7" officeooo:paragraph-rsid="000c91e7"/>
    </style:style>
    <style:style style:name="P27" style:family="paragraph" style:parent-style-name="Contents_20_1">
      <style:paragraph-properties>
        <style:tab-stops>
          <style:tab-stop style:position="14cm" style:type="right" style:leader-style="dotted" style:leader-text="."/>
        </style:tab-stops>
      </style:paragraph-properties>
    </style:style>
    <style:style style:name="P28" style:family="paragraph" style:parent-style-name="Contents_20_2">
      <style:paragraph-properties>
        <style:tab-stops>
          <style:tab-stop style:position="13.501cm" style:type="right" style:leader-style="dotted" style:leader-text="."/>
        </style:tab-stops>
      </style:paragraph-properties>
    </style:style>
    <style:style style:name="P29" style:family="paragraph" style:parent-style-name="Contents_20_3">
      <style:paragraph-properties>
        <style:tab-stops>
          <style:tab-stop style:position="13.002cm" style:type="right" style:leader-style="dotted" style:leader-text="."/>
        </style:tab-stops>
      </style:paragraph-properties>
    </style:style>
    <style:style style:name="P30" style:family="paragraph" style:parent-style-name="Heading_20_1">
      <style:paragraph-properties fo:text-align="center" style:justify-single-word="false"/>
      <style:text-properties officeooo:rsid="00067f4c" officeooo:paragraph-rsid="001911e3"/>
    </style:style>
    <style:style style:name="P31" style:family="paragraph" style:parent-style-name="Heading_20_1" style:master-page-name="angka_20_romawi">
      <style:paragraph-properties fo:text-align="center" style:justify-single-word="false" style:page-number="auto"/>
      <style:text-properties officeooo:rsid="00067f4c" officeooo:paragraph-rsid="00067f4c"/>
    </style:style>
    <style:style style:name="P32" style:family="paragraph" style:parent-style-name="Heading_20_1">
      <style:paragraph-properties fo:text-align="center" style:justify-single-word="false" fo:break-before="page"/>
      <style:text-properties officeooo:rsid="00067f4c" officeooo:paragraph-rsid="00067f4c"/>
    </style:style>
    <style:style style:name="P33" style:family="paragraph" style:parent-style-name="Heading_20_1" style:master-page-name="First_20_Page">
      <style:paragraph-properties fo:text-align="center" style:justify-single-word="false" style:page-number="1"/>
      <style:text-properties officeooo:rsid="0006da2d" officeooo:paragraph-rsid="0006da2d"/>
    </style:style>
    <style:style style:name="P34" style:family="paragraph" style:parent-style-name="Heading_20_1" style:master-page-name="First_20_Page">
      <style:paragraph-properties fo:text-align="center" style:justify-single-word="false" style:page-number="auto"/>
      <style:text-properties officeooo:paragraph-rsid="000a0f31"/>
    </style:style>
    <style:style style:name="P35" style:family="paragraph" style:parent-style-name="Heading_20_2" style:list-style-name="SUB_20_BAB"/>
    <style:style style:name="P36" style:family="paragraph" style:parent-style-name="Heading_20_2" style:list-style-name="SUB_20_BAB">
      <style:text-properties officeooo:rsid="000a0f31" officeooo:paragraph-rsid="001a6ab3"/>
    </style:style>
    <style:style style:name="P37" style:family="paragraph" style:parent-style-name="Heading_20_2" style:list-style-name="SUB_20_BAB">
      <style:text-properties officeooo:rsid="000a0f31" officeooo:paragraph-rsid="000a0f31"/>
    </style:style>
    <style:style style:name="P38" style:family="paragraph" style:parent-style-name="Heading_20_2" style:list-style-name="">
      <style:paragraph-properties fo:line-height="150%" fo:text-align="justify" style:justify-single-word="false"/>
      <style:text-properties officeooo:rsid="000a0f31" officeooo:paragraph-rsid="000a0f31"/>
    </style:style>
    <style:style style:name="P39" style:family="paragraph" style:parent-style-name="Heading_20_2" style:list-style-name="SUB_20_BAB">
      <style:paragraph-properties fo:break-before="page"/>
      <style:text-properties officeooo:rsid="000a0f31" officeooo:paragraph-rsid="000a0f31"/>
    </style:style>
    <style:style style:name="P40" style:family="paragraph" style:parent-style-name="Heading_20_2" style:list-style-name="">
      <style:paragraph-properties fo:margin-left="0cm" fo:margin-right="0cm" fo:line-height="150%" fo:text-align="justify" style:justify-single-word="false" fo:text-indent="0cm" style:auto-text-indent="false"/>
      <style:text-properties officeooo:rsid="000a0f31" officeooo:paragraph-rsid="0023a69c"/>
    </style:style>
    <style:style style:name="P41" style:family="paragraph" style:parent-style-name="Heading_20_3" style:list-style-name="SUB_20_BAB">
      <style:text-properties officeooo:rsid="000b426d" officeooo:paragraph-rsid="000b426d"/>
    </style:style>
    <style:style style:name="P42"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font-name-asian="Times New Roman1" style:font-size-complex="12pt"/>
    </style:style>
    <style:style style:name="P43"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style>
    <style:style style:name="P44"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style>
    <style:style style:name="P45"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font-name-asian="Times New Roman1" style:font-size-complex="12pt"/>
    </style:style>
    <style:style style:name="P46" style:family="paragraph" style:parent-style-name="Standard" style:master-page-name="angka_20_romawi">
      <style:paragraph-properties fo:margin-top="0cm" fo:margin-bottom="0cm" loext:contextual-spacing="false" fo:line-height="100%" fo:text-align="justify" style:justify-single-word="false" style:page-number="auto" fo:break-before="page"/>
      <style:text-properties officeooo:paragraph-rsid="001911e3"/>
    </style:style>
    <style:style style:name="P47" style:family="paragraph" style:parent-style-name="Text_20_body">
      <style:text-properties officeooo:rsid="00098d3f" officeooo:paragraph-rsid="001d6a73"/>
    </style:style>
    <style:style style:name="P48" style:family="paragraph" style:parent-style-name="Text_20_body" style:list-style-name="L2">
      <style:text-properties officeooo:rsid="00098d3f" officeooo:paragraph-rsid="001ba8d2"/>
    </style:style>
    <style:style style:name="P49" style:family="paragraph" style:parent-style-name="Text_20_body" style:list-style-name="L2">
      <style:text-properties officeooo:rsid="00098d3f" officeooo:paragraph-rsid="00221009"/>
    </style:style>
    <style:style style:name="P50" style:family="paragraph" style:parent-style-name="Text_20_body" style:list-style-name="L1">
      <style:text-properties officeooo:paragraph-rsid="001d6a73"/>
    </style:style>
    <style:style style:name="P51" style:family="paragraph" style:parent-style-name="Text_20_body">
      <style:text-properties officeooo:rsid="001dd3ee" officeooo:paragraph-rsid="001eabe6"/>
    </style:style>
    <style:style style:name="P52" style:family="paragraph" style:parent-style-name="Text_20_body">
      <style:text-properties officeooo:rsid="001eabe6" officeooo:paragraph-rsid="001eabe6"/>
    </style:style>
    <style:style style:name="P53" style:family="paragraph" style:parent-style-name="Text_20_body">
      <style:text-properties officeooo:paragraph-rsid="001eabe6"/>
    </style:style>
    <style:style style:name="P54" style:family="paragraph" style:parent-style-name="Text_20_body" style:list-style-name="L1">
      <style:text-properties officeooo:rsid="002052ef" officeooo:paragraph-rsid="002052ef"/>
    </style:style>
    <style:style style:name="P55" style:family="paragraph" style:parent-style-name="Text_20_body" style:list-style-name="L2">
      <style:text-properties officeooo:rsid="00221009" officeooo:paragraph-rsid="0023a69c"/>
    </style:style>
    <style:style style:name="P56" style:family="paragraph" style:parent-style-name="Text_20_body">
      <style:text-properties officeooo:rsid="000a0f31" officeooo:paragraph-rsid="000a0f31"/>
    </style:style>
    <style:style style:name="P57" style:family="paragraph" style:parent-style-name="Text_20_body">
      <style:text-properties officeooo:rsid="000a0f31" officeooo:paragraph-rsid="0023a69c"/>
    </style:style>
    <style:style style:name="T1" style:family="text">
      <style:text-properties officeooo:rsid="0008c8dd"/>
    </style:style>
    <style:style style:name="T2" style:family="text">
      <style:text-properties officeooo:rsid="001183c7"/>
    </style:style>
    <style:style style:name="T3" style:family="text">
      <style:text-properties fo:font-weight="bold" style:font-weight-asian="bold" style:font-weight-complex="bold"/>
    </style:style>
    <style:style style:name="T4" style:family="text">
      <style:text-properties fo:font-weight="bold" officeooo:rsid="0011e711" style:font-weight-asian="bold" style:font-weight-complex="bold"/>
    </style:style>
    <style:style style:name="T5" style:family="text">
      <style:text-properties fo:font-weight="bold" officeooo:rsid="001eabe6" style:font-weight-asian="bold" style:font-weight-complex="bold"/>
    </style:style>
    <style:style style:name="T6" style:family="text">
      <style:text-properties fo:font-weight="bold" officeooo:rsid="00171a99" style:font-weight-asian="bold" style:font-name-complex="Times New Roman1" style:font-size-complex="12pt" style:font-weight-complex="bold"/>
    </style:style>
    <style:style style:name="T7" style:family="text">
      <style:text-properties fo:font-weight="bold" style:font-name-asian="Times New Roman1" style:font-weight-asian="bold" style:font-size-complex="12pt"/>
    </style:style>
    <style:style style:name="T8" style:family="text">
      <style:text-properties style:font-name-asian="Times New Roman1" style:font-size-complex="12pt"/>
    </style:style>
    <style:style style:name="T9" style:family="text">
      <style:text-properties officeooo:rsid="00171a99" style:font-name-asian="Times New Roman1" style:font-size-complex="12pt"/>
    </style:style>
    <style:style style:name="T10" style:family="text">
      <style:text-properties officeooo:rsid="00199bbe" style:font-name-asian="Times New Roman1" style:font-size-complex="12pt"/>
    </style:style>
    <style:style style:name="T11" style:family="text">
      <style:text-properties officeooo:rsid="00199bbe" style:font-name-asian="Times New Roman1" style:font-name-complex="Times New Roman1" style:font-size-complex="12pt"/>
    </style:style>
    <style:style style:name="T12" style:family="text">
      <style:text-properties style:font-size-complex="12pt"/>
    </style:style>
    <style:style style:name="T13" style:family="text">
      <style:text-properties officeooo:rsid="0014dc8b" style:font-size-complex="12pt"/>
    </style:style>
    <style:style style:name="T14" style:family="text">
      <style:text-properties style:font-name-complex="Times New Roman1" style:font-size-complex="12pt"/>
    </style:style>
    <style:style style:name="T15" style:family="text">
      <style:text-properties officeooo:rsid="00199bbe" style:font-name-complex="Times New Roman1" style:font-size-complex="12pt"/>
    </style:style>
    <style:style style:name="T16" style:family="text">
      <style:text-properties officeooo:rsid="00199bbe"/>
    </style:style>
    <style:style style:name="T17" style:family="text">
      <style:text-properties officeooo:rsid="00205476"/>
    </style:style>
    <style:style style:name="T18" style:family="text">
      <style:text-properties officeooo:rsid="001eabe6"/>
    </style:style>
    <style:style style:name="T19" style:family="text">
      <style:text-properties officeooo:rsid="002052ef"/>
    </style:style>
    <style:style style:name="T20" style:family="text">
      <style:text-properties officeooo:rsid="001d6a73"/>
    </style:style>
    <style:style style:name="T21" style:family="text">
      <style:text-properties officeooo:rsid="00221009"/>
    </style:style>
    <style:style style:name="T22" style:family="text">
      <style:text-properties officeooo:rsid="000a0f3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99cm" fo:text-indent="-0.564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cm" fo:text-indent="-0.4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bookmark-start text:name="__RefHeading___Toc639_4036662199"/>KATA PENGANTAR<text:bookmark-end text:name="__RefHeading___Toc639_4036662199"/></text:h>
      <text:p text:style-name="P18"><text:span text:style-name="T8">Puji dan syukur penulis panjatkan Kehadirat Allah </text:span><text:span text:style-name="ilfuvd">Subhanahu wa Ta'ala</text:span><text:span text:style-name="T8"> yang telah memberikan rahmat dan karunia-Nya kepada penulis, shalawat serta salam semoga tercurah kepada Nabi Muhammad </text:span><text:span text:style-name="ilfuvd">Shallallahu 'alaihi wasallam</text:span><text:span text:style-name="T8">, serta kepada semua pihak yang telah turut seerta membantu dalam penyusunan </text:span><text:span text:style-name="T9">Proposal Skripsi</text:span><text:span text:style-name="T8"> dengan judul </text:span><text:span text:style-name="T7">“</text:span><text:span text:style-name="T6">Rancang Bangun Aplikasi Monitoring Anak Di Pondok Pesantren Tafriijul Ahkam Cikiray Berbasis Android</text:span><text:span text:style-name="T7">”</text:span></text:p>
      <text:p text:style-name="P20"><text:span text:style-name="T8">Mengingat akan keterbatasan dan kemampuan, penulis sadar bahwa penulisan </text:span><text:span text:style-name="T9">Proposal Skripsi</text:span><text:span text:style-name="T8"> ini masih jauh dari kesempurnaan, oleh karena itu penulis sangat mengharapkan adanya kritik dan saran yang bersifat membangun dan sebagai bahan pertimbangan penulis di masa mendatang.</text:span></text:p>
      <text:p text:style-name="P19">Pada kesempatan ini, penulis mengucapkan terima kasih yang sebesar-besarnya kepada seluruh pihak yang telah memberikan bimbingan dalam penyelesaian laporan PKN ini terutama kepada :</text:p>
      <text:list xml:id="list2785083709" text:style-name="WWNum1">
        <text:list-item>
          <text:p text:style-name="P42">Bapak Dr. Sudaryono, S.P., S.Pd., M.Pd, selaku Rektor Universitas Banten Jaya.</text:p>
        </text:list-item>
        <text:list-item>
          <text:p text:style-name="P43"><text:span text:style-name="T8">Bapak </text:span><text:span text:style-name="T12">Ed</text:span><text:span text:style-name="T13">y</text:span><text:span text:style-name="T12"> Ra</text:span><text:span text:style-name="T13">k</text:span><text:span text:style-name="T12">hmat, S.Kom, M.Kom</text:span><text:span text:style-name="T8">, selaku Dekan Fakultas Ilmu Komputer.</text:span></text:p>
        </text:list-item>
        <text:list-item>
          <text:p text:style-name="P43"><text:span text:style-name="T8">Bapak </text:span><text:span text:style-name="T11">Yul Hendra</text:span><text:span text:style-name="T14">, S.Kom, M.</text:span><text:span text:style-name="T15">Kom</text:span><text:span text:style-name="T8">, selaku </text:span><text:span text:style-name="T14">Kepala Program Studi Teknik Informatika Fakultas Ilmu Komputer Universitas Banten Jaya.</text:span></text:p>
        </text:list-item>
        <text:list-item>
          <text:p text:style-name="P42">Seluruh Dosen dan Staff Universitas Banten Jaya Serang.</text:p>
        </text:list-item>
        <text:list-item>
          <text:p text:style-name="P43"><text:span text:style-name="T8">Bapak </text:span><text:span text:style-name="T10">KH. Adang Zajuly,S.HI selaku Pimpinan pondok pesantren Tafriijul Ahkam Cikiray</text:span><text:span text:style-name="T8">.</text:span></text:p>
        </text:list-item>
        <text:list-item>
          <text:p text:style-name="P43"><text:span text:style-name="T10">Bapak Riyad Mansuriyadi,S.Kom selaku pembimbing lapangan di pondok pesantren Tafriijul Ahkam Cikiray</text:span><text:span text:style-name="T8">.</text:span></text:p>
        </text:list-item>
        <text:list-item>
          <text:p text:style-name="P43"><text:span text:style-name="T8">Terima kasih kepada teman-teman yang terus menerus memberikan motivasi untuk menyelesaikan </text:span><text:span text:style-name="T10">Proposal Skripsi.</text:span></text:p>
        </text:list-item>
        <text:list-item>
          <text:p text:style-name="P44"><text:span text:style-name="T8">Serta kepada seluruh pihak yang tidak dapat disebutkan satu persatu, terima kasih atas bantuannya, semoga Allah </text:span><text:span text:style-name="ilfuvd">Subhanahu wa Ta'ala</text:span><text:span text:style-name="T8"> membalas kebaikan semua.</text:span></text:p>
          <text:p text:style-name="P45"/>
        </text:list-item>
      </text:list>
      <text:p text:style-name="P24"><text:span text:style-name="T8">Akhir kata penulis mengharapkan </text:span><text:span text:style-name="T10">Proposal Skripsi</text:span><text:span text:style-name="T8"> ini dapat memberi manfaat khususnya bagi penulis sendiri, umumnya bagi para pembaca terutama Mahasiswa/i Universitas Banten Jaya, penulis mengucapkan terima kasih yang sebesar-besarnya kepada semua pihak yang telah membantu.</text:span></text:p>
      <text:p text:style-name="P25"/>
      <text:p text:style-name="P17">Serang, <text:span text:style-name="T16">30 Desember </text:span>2019</text:p>
      <text:p text:style-name="P15">Penulis</text:p>
      <text:p text:style-name="P16"/>
      <text:p text:style-name="P16"/>
      <text:p text:style-name="P16"/>
      <text:p text:style-name="P21">MA’MUN AMRI</text:p>
      <text:p text:style-name="P14">NPM: 1101161096</text:p>
      <text:p text:style-name="P46"><text:span text:style-name="T3">MAMUN AMRI “</text:span><text:span text:style-name="T4">Rancang Bangun Aplikasi Monitoring Anak Di Pondok Pesantren Tafriijul Ahkam Cikiray Berbasis Android</text:span><text:span text:style-name="T3">”</text:span> Jurusan / Program Studi Teknik Informatika, Jenjang Pendidikan / Strata 1 (S1). <text:span text:style-name="T2">Proposal Skripsi</text:span>, <text:span text:style-name="T2">16</text:span> <text:span text:style-name="T2">Desember</text:span> 2019.</text:p>
      <table:table table:name="Table1" table:style-name="Table1">
        <table:table-column table:style-name="Table1.A"/>
        <table:table-row table:style-name="Table1.1">
          <table:table-cell table:style-name="Table1.A1" office:value-type="string">
            <text:p text:style-name="P13">ix + <text:s/>26 Halaman, 10 Gambar, 3 Lampiran, 2 Simbol </text:p>
          </table:table-cell>
        </table:table-row>
      </table:table>
      <text:p text:style-name="P12"/>
      <text:h text:style-name="P30" text:outline-level="1"><text:bookmark-start text:name="__RefHeading___Toc635_4036662199"/>ABSTRAK<text:bookmark-end text:name="__RefHeading___Toc635_4036662199"/></text:h>
      <text:p text:style-name="P10">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10">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text:soft-page-break/>orang tua dalam memperoleh informasi anak selama mondok sehingga orang tua dapat memperoleh data santri lebih detail.</text:p>
      <text:p text:style-name="P10"/>
      <text:p text:style-name="P22">Kata Kunci: Monitoring Aktivitas Anak, Android, Pesantren</text:p>
      <text:h text:style-name="P32" text:outline-level="1"><text:bookmark-start text:name="__RefHeading___Toc641_4036662199"/>DAFTAR ISI<text:bookmark-end text:name="__RefHeading___Toc641_4036662199"/></text:h>
      <text:p text:style-name="P7"/>
      <text:p text:style-name="P23">HALAMAN JUDUL</text:p>
      <text:p text:style-name="P23">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639_4036662199" text:style-name="Index_20_Link" text:visited-style-name="Index_20_Link">KATA PENGANTAR<text:tab/>i</text:a></text:p>
          <text:p text:style-name="P27"><text:a xlink:type="simple" xlink:href="#__RefHeading___Toc635_4036662199" text:style-name="Index_20_Link" text:visited-style-name="Index_20_Link">ABSTRAK<text:tab/>ii</text:a></text:p>
          <text:p text:style-name="P27"><text:a xlink:type="simple" xlink:href="#__RefHeading___Toc641_4036662199" text:style-name="Index_20_Link" text:visited-style-name="Index_20_Link">DAFTAR ISI<text:tab/>iv</text:a></text:p>
          <text:p text:style-name="P27"><text:a xlink:type="simple" xlink:href="#__RefHeading___Toc761_4036662199" text:style-name="Index_20_Link" text:visited-style-name="Index_20_Link">BAB I PENDAHULUAN<text:tab/>1</text:a></text:p>
          <text:p text:style-name="P28"><text:a xlink:type="simple" xlink:href="#__RefHeading___Toc763_4036662199" text:style-name="Index_20_Link" text:visited-style-name="Index_20_Link">A. Latar belakang masalah<text:tab/>1</text:a></text:p>
          <text:p text:style-name="P28"><text:a xlink:type="simple" xlink:href="#__RefHeading___Toc8372_3599545858" text:style-name="Index_20_Link" text:visited-style-name="Index_20_Link">B. identifikasi masalah<text:tab/>2</text:a></text:p>
          <text:p text:style-name="P28"><text:a xlink:type="simple" xlink:href="#__RefHeading___Toc823_4036662199" text:style-name="Index_20_Link" text:visited-style-name="Index_20_Link">C. pembatasan masalah<text:tab/>2</text:a></text:p>
          <text:p text:style-name="P28"><text:a xlink:type="simple" xlink:href="#__RefHeading___Toc8374_3599545858" text:style-name="Index_20_Link" text:visited-style-name="Index_20_Link">D. perumusan masalah<text:tab/>2</text:a></text:p>
          <text:p text:style-name="P28"><text:a xlink:type="simple" xlink:href="#__RefHeading___Toc827_4036662199" text:style-name="Index_20_Link" text:visited-style-name="Index_20_Link">E. tujuan dan manfaat penelitian<text:tab/>3</text:a></text:p>
          <text:p text:style-name="P28"><text:a xlink:type="simple" xlink:href="#__RefHeading___Toc829_4036662199" text:style-name="Index_20_Link" text:visited-style-name="Index_20_Link">F. sistematika penulisan<text:tab/>4</text:a></text:p>
          <text:p text:style-name="P27"><text:a xlink:type="simple" xlink:href="#__RefHeading___Toc831_4036662199" text:style-name="Index_20_Link" text:visited-style-name="Index_20_Link">BAB II TINJAUAN PUSTAKA<text:tab/>5</text:a></text:p>
          <text:p text:style-name="P28"><text:a xlink:type="simple" xlink:href="#__RefHeading___Toc833_4036662199" text:style-name="Index_20_Link" text:visited-style-name="Index_20_Link">A. Landasan teori<text:tab/>5</text:a></text:p>
          <text:p text:style-name="P28"><text:a xlink:type="simple" xlink:href="#__RefHeading___Toc835_4036662199" text:style-name="Index_20_Link" text:visited-style-name="Index_20_Link">B. penelitian sebelumnya<text:tab/>5</text:a></text:p>
          <text:p text:style-name="P27"><text:a xlink:type="simple" xlink:href="#__RefHeading___Toc837_4036662199" text:style-name="Index_20_Link" text:visited-style-name="Index_20_Link">BAB III METODOLOGI PENELITIAN<text:tab/>6</text:a></text:p>
          <text:p text:style-name="P28"><text:a xlink:type="simple" xlink:href="#__RefHeading___Toc839_4036662199" text:style-name="Index_20_Link" text:visited-style-name="Index_20_Link">A. Metodologi pengembangan sistem<text:tab/>6</text:a></text:p>
          <text:p text:style-name="P28"><text:a xlink:type="simple" xlink:href="#__RefHeading___Toc841_4036662199" text:style-name="Index_20_Link" text:visited-style-name="Index_20_Link">B. perancangan sistem<text:tab/>6</text:a></text:p>
          <text:p text:style-name="P29"><text:a xlink:type="simple" xlink:href="#__RefHeading___Toc843_4036662199" text:style-name="Index_20_Link" text:visited-style-name="Index_20_Link">B.1. Pemodelan<text:tab/>6</text:a></text:p>
          <text:p text:style-name="P29"><text:a xlink:type="simple" xlink:href="#__RefHeading___Toc845_4036662199" text:style-name="Index_20_Link" text:visited-style-name="Index_20_Link">B.2. perancangan sistem<text:tab/>6</text:a></text:p>
        </text:index-body>
      </text:table-of-content>
      <text:p text:style-name="P9"/>
      <text:h text:style-name="P33" text:outline-level="1"><text:bookmark-start text:name="__RefHeading___Toc761_4036662199"/>BAB I PENDAHULUAN<text:bookmark-end text:name="__RefHeading___Toc761_4036662199"/></text:h>
      <text:list xml:id="list2072028766" text:style-name="SUB_20_BAB">
        <text:list-item>
          <text:list>
            <text:list-item>
              <text:h text:style-name="P35" text:outline-level="2"><text:bookmark-start text:name="__RefHeading___Toc763_4036662199"/>L<text:span text:style-name="T1">atar belakang masalah</text:span><text:bookmark-end text:name="__RefHeading___Toc763_4036662199"/></text:h>
            </text:list-item>
          </text:list>
        </text:list-item>
      </text:list>
      <text:p text:style-name="P51">Pondok pesantren Tafriijul Ahkam Cikiray merupakan salah satu pondok modern yang ada di Rangkas Bitung. Pondok pesantren Tafriijul Ahkam didirikan tepatnya tanggal 15 Juni 2003. yang dipimpin oleh KH. Adang <text:span text:style-name="T17">Zaj</text:span>uli, S.HI yang memiliki 3 madrasah. </text:p>
      <text:p text:style-name="P51"><text:span text:style-name="T17">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kegiatannya dan sudah kewajiban pesantren untuk melaporkan aktivitas dan perkembangan santri guna untuk menambah kepercayaan orang tua terhadap pondok pesantren. </text:span></text:p>
      <text:p text:style-name="P52">Seiring perkembangan teknologi maka banyak yang membuat aplikasi bebasis website tentang monitoring anak ini, akan tetapi banyak dikalangan orang tua dan bahkan seluruh manusia sudah banyak menggunakan smartphone, maka perlu ada aplikasi monitoring anak yang berbasis Android.</text:p>
      <text:p text:style-name="P53"><text:span text:style-name="T18">Dengan adanya permasalahan di atas, maka penulis akan merancang suatu aplikasi Monitoring yang berudul </text:span><text:span text:style-name="T5">“Rancang Bangun Aplikasi Monitoring Anak Berbasis Android di pondok pesantren Tafriijul Ahkam Cikiray”</text:span><text:span text:style-name="T18">. Dengan adanya aplikasi ini, diharapkan dapat dimanfaatkan sebagai media monitoring Anak yang dapat diakses oleh semua orang tua yang menitipkan anaknya di pondok pesantren Tafriijul Ahkam Cikira secara efektif dan efisien.</text:span></text:p>
      <text:list xml:id="list120732806267736" text:continue-numbering="true" text:style-name="SUB_20_BAB">
        <text:list-item>
          <text:list>
            <text:list-item>
              <text:h text:style-name="P36" text:outline-level="2"><text:bookmark-start text:name="__RefHeading___Toc8372_3599545858"/><text:soft-page-break/>identifikasi masalah<text:bookmark-end text:name="__RefHeading___Toc8372_3599545858"/></text:h>
            </text:list-item>
          </text:list>
        </text:list-item>
      </text:list>
      <text:p text:style-name="P47">Berdasarakan latar belakang masalah yang telah diuraikan di atas, maka pokok permasalahan yang dihadapi sebagai berikut :</text:p>
      <text:list xml:id="list3341122652" text:style-name="L1">
        <text:list-item>
          <text:p text:style-name="P50"><text:span text:style-name="T19">Orang tua santri tidak dapat mengetahui perkembangan anaknya selama mondok.</text:span></text:p>
        </text:list-item>
        <text:list-item>
          <text:p text:style-name="P50"><text:span text:style-name="T20">Pihak pondok pesantren kesulitan mendapat feedback dari orang tua santri.</text:span></text:p>
        </text:list-item>
        <text:list-item>
          <text:p text:style-name="P54">Pesantren tidak memiliki media untuk menyampaikan informasi anak ke pada orang tuanya.</text:p>
        </text:list-item>
      </text:list>
      <text:list xml:id="list120733403063559" text:continue-list="list120732806267736" text:style-name="SUB_20_BAB">
        <text:list-item>
          <text:list>
            <text:list-item>
              <text:h text:style-name="P37" text:outline-level="2"><text:bookmark-start text:name="__RefHeading___Toc823_4036662199"/>pembatasan masalah<text:bookmark-end text:name="__RefHeading___Toc823_4036662199"/></text:h>
            </text:list-item>
          </text:list>
        </text:list-item>
      </text:list>
      <text:p text:style-name="P11">Dari latar belakang yang ditulis , maka penulis menentukan batasan masalah sebagai berikut :</text:p>
      <text:list xml:id="list1601885948" text:style-name="L2">
        <text:list-item>
          <text:p text:style-name="P48">Aplikasi ini berjalan pada smartphone berbasis Android <text:span text:style-name="T21">dan</text:span> dapat berfungsi dengan adanya koneksi internet.</text:p>
        </text:list-item>
        <text:list-item>
          <text:p text:style-name="P48">Aplikasi ini dirancang <text:span text:style-name="T21">hanya untuk orang tua santri di pesantren Tafriijul Ahkam Cikiray.</text:span></text:p>
        </text:list-item>
        <text:list-item>
          <text:p text:style-name="P49">A<text:span text:style-name="T21">plikasi Monitoring Anak ini hanya memonitor disiplin anak.</text:span></text:p>
        </text:list-item>
        <text:list-item>
          <text:p text:style-name="P55">Aplikasi ini dibangun dengan android studio.</text:p>
        </text:list-item>
      </text:list>
      <text:list xml:id="list120733761166588" text:continue-list="list120733403063559" text:style-name="SUB_20_BAB">
        <text:list-item>
          <text:list>
            <text:list-item>
              <text:h text:style-name="P35" text:outline-level="2"><text:bookmark-start text:name="__RefHeading___Toc8374_3599545858"/>perumusan masalah<text:bookmark-end text:name="__RefHeading___Toc8374_3599545858"/></text:h>
            </text:list-item>
          </text:list>
        </text:list-item>
      </text:list>
      <text:p text:style-name="P57">Perumusan masalah</text:p>
      <text:h text:style-name="P40" text:outline-level="2"/>
      <text:list xml:id="list120733642756624" text:continue-numbering="true" text:style-name="SUB_20_BAB">
        <text:list-item>
          <text:list>
            <text:list-item>
              <text:h text:style-name="P39" text:outline-level="2"><text:bookmark-start text:name="__RefHeading___Toc827_4036662199"/>tujuan dan manfaat penelitian<text:bookmark-end text:name="__RefHeading___Toc827_4036662199"/></text:h>
            </text:list-item>
          </text:list>
        </text:list-item>
      </text:list>
      <text:p text:style-name="P8">Tujuan dan manfaat penelitian</text:p>
      <text:h text:style-name="P38" text:outline-level="2"/>
      <text:list xml:id="list120734067789198" text:continue-numbering="true" text:style-name="SUB_20_BAB">
        <text:list-item>
          <text:list>
            <text:list-item>
              <text:h text:style-name="P39" text:outline-level="2"><text:bookmark-start text:name="__RefHeading___Toc829_4036662199"/>sistematika penulisan<text:bookmark-end text:name="__RefHeading___Toc829_4036662199"/></text:h>
            </text:list-item>
          </text:list>
        </text:list-item>
      </text:list>
      <text:p text:style-name="P8">Penulisan</text:p>
      <text:p text:style-name="P8"/>
      <text:h text:style-name="P34" text:outline-level="1"><text:bookmark-start text:name="__RefHeading___Toc831_4036662199"/>BAB II TINJAUAN PUSTAKA<text:bookmark-end text:name="__RefHeading___Toc831_4036662199"/></text:h>
      <text:list xml:id="list120733368073587" text:continue-list="list120734067789198" text:style-name="SUB_20_BAB">
        <text:list-item>
          <text:list>
            <text:list-item text:start-value="1">
              <text:h text:style-name="P37" text:outline-level="2" text:restart-numbering="true" text:start-value="-1"><text:bookmark-start text:name="__RefHeading___Toc833_4036662199"/>Landasan teori<text:bookmark-end text:name="__RefHeading___Toc833_4036662199"/></text:h>
            </text:list-item>
          </text:list>
        </text:list-item>
      </text:list>
      <text:p text:style-name="P8">Landasan teori</text:p>
      <text:list xml:id="list120733909022976" text:continue-numbering="true" text:style-name="SUB_20_BAB">
        <text:list-item>
          <text:list>
            <text:list-item>
              <text:h text:style-name="P37" text:outline-level="2"><text:bookmark-start text:name="__RefHeading___Toc835_4036662199"/>penelitian sebelumnya<text:bookmark-end text:name="__RefHeading___Toc835_4036662199"/></text:h>
            </text:list-item>
          </text:list>
        </text:list-item>
      </text:list>
      <text:p text:style-name="P8">Penelitian sebelumnya</text:p>
      <text:p text:style-name="P8"/>
      <text:h text:style-name="P34" text:outline-level="1"><text:bookmark-start text:name="__RefHeading___Toc837_4036662199"/>BAB III METODOLOGI PENELITIAN<text:bookmark-end text:name="__RefHeading___Toc837_4036662199"/></text:h>
      <text:list xml:id="list120733213182762" text:continue-list="list120733909022976" text:style-name="SUB_20_BAB">
        <text:list-item>
          <text:list>
            <text:list-item text:start-value="1">
              <text:h text:style-name="P37" text:outline-level="2" text:restart-numbering="true" text:start-value="-1"><text:bookmark-start text:name="__RefHeading___Toc839_4036662199"/>Metodologi pengembangan sistem<text:bookmark-end text:name="__RefHeading___Toc839_4036662199"/></text:h>
            </text:list-item>
          </text:list>
        </text:list-item>
      </text:list>
      <text:p text:style-name="P8">Pengembangan sistem</text:p>
      <text:list xml:id="list120734396461626" text:continue-numbering="true" text:style-name="SUB_20_BAB">
        <text:list-item>
          <text:list>
            <text:list-item>
              <text:h text:style-name="P37" text:outline-level="2"><text:bookmark-start text:name="__RefHeading___Toc841_4036662199"/>perancangan sistem<text:bookmark-end text:name="__RefHeading___Toc841_4036662199"/></text:h>
              <text:list>
                <text:list-item>
                  <text:h text:style-name="P41" text:outline-level="3"><text:bookmark-start text:name="__RefHeading___Toc843_4036662199"/>Pemodelan<text:bookmark-end text:name="__RefHeading___Toc843_4036662199"/></text:h>
                </text:list-item>
              </text:list>
            </text:list-item>
          </text:list>
        </text:list-item>
      </text:list>
      <text:p text:style-name="P3">Pemodelan</text:p>
      <text:list xml:id="list120733042295500" text:continue-numbering="true" text:style-name="SUB_20_BAB">
        <text:list-item>
          <text:list>
            <text:list-item>
              <text:list>
                <text:list-item>
                  <text:h text:style-name="P41" text:outline-level="3"><text:bookmark-start text:name="__RefHeading___Toc845_4036662199"/>perancangan sistem <text:bookmark-end text:name="__RefHeading___Toc845_4036662199"/></text:h>
                </text:list-item>
              </text:list>
            </text:list-item>
          </text:list>
        </text:list-item>
      </text:list>
      <text:list xml:id="list3620356164" text:style-name="ANAK_20_PASAL">
        <text:list-item>
          <text:p text:style-name="P26">Prototype</text:p>
        </text:list-item>
        <text:list-item>
          <text:p text:style-name="P26">Layout Progra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50%" fo:text-align="justify" style:justify-single-word="false" fo:text-indent="1.499cm" style:auto-text-indent="false" style:page-number="auto"/>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99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ilfuvd" style:family="text" style:parent-style-name="Default_20_Paragraph_20_Font"/>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footer>
        <text:p text:style-name="MP2"><text:page-number text:select-page="current">6</text:page-number></text:p>
      </style:footer>
    </style:master-page>
    <style:master-page style:name="angka_20_romawi" style:display-name="angka romawi" style:page-layout-name="Mpm3">
      <style:footer>
        <text:p text:style-name="MP2"><text:page-number text:select-page="current">iv</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0T13:14:01.440358835</meta:creation-date>
    <dc:date>2019-12-14T12:07:32.194530725</dc:date>
    <meta:editing-duration>PT1H24M28S</meta:editing-duration>
    <meta:editing-cycles>18</meta:editing-cycles>
    <meta:generator>LibreOffice/6.3.3.2$Linux_X86_64 LibreOffice_project/30$Build-2</meta:generator>
    <meta:document-statistic meta:table-count="1" meta:image-count="0" meta:object-count="0" meta:page-count="10" meta:paragraph-count="84" meta:word-count="1016" meta:character-count="7229" meta:non-whitespace-character-count="6321"/>
  </office:meta>
</office:document-meta>
</file>